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4d9" officeooo:paragraph-rsid="000a44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Handbook</text:p>
      <text:p text:style-name="P1"/>
      <text:p text:style-name="P1">program to input side of square and find its area</text:p>
      <text:p text:style-name="P1"/>
      <text:p text:style-name="P1">$side=10;</text:p>
      <text:p text:style-name="P1">$area=$side*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4T09:22:21.477000000</meta:creation-date>
    <dc:date>2021-08-14T09:23:25.293000000</dc:date>
    <meta:editing-duration>PT1M5S</meta:editing-duration>
    <meta:editing-cycles>1</meta:editing-cycles>
    <meta:document-statistic meta:table-count="0" meta:image-count="0" meta:object-count="0" meta:page-count="1" meta:paragraph-count="4" meta:word-count="14" meta:character-count="82" meta:non-whitespace-character-count="72"/>
    <meta:generator>LibreOffice/7.1.1.2$Windows_X86_64 LibreOffice_project/fe0b08f4af1bacafe4c7ecc87ce55bb426164676</meta:generator>
  </office:meta>
</office:document-meta>
</file>